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N-283">
            <text:p>N-283</text:p>
          </table:table-cell>
          <table:table-cell office:value-type="float" office:value="62.12">
            <text:p>62.12</text:p>
          </table:table-cell>
          <table:table-cell office:value-type="float" office:value="-74.65">
            <text:p>-74.65</text:p>
          </table:table-cell>
          <table:table-cell office:value-type="float" office:value="7370.0">
            <text:p>7370.0</text:p>
          </table:table-cell>
          <table:table-cell office:value-type="float" office:value="158.0">
            <text:p>158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86.2">
            <text:p>86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I-729">
            <text:p>I-729</text:p>
          </table:table-cell>
          <table:table-cell office:value-type="float" office:value="62.23">
            <text:p>62.23</text:p>
          </table:table-cell>
          <table:table-cell office:value-type="float" office:value="-75.7">
            <text:p>-75.7</text:p>
          </table:table-cell>
          <table:table-cell office:value-type="float" office:value="7650.0">
            <text:p>7650.0</text:p>
          </table:table-cell>
          <table:table-cell office:value-type="float" office:value="250.0">
            <text:p>2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13.1">
            <text:p>113.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I-726">
            <text:p>I-726</text:p>
          </table:table-cell>
          <table:table-cell office:value-type="float" office:value="62.4">
            <text:p>62.4</text:p>
          </table:table-cell>
          <table:table-cell office:value-type="float" office:value="-76.39">
            <text:p>-76.39</text:p>
          </table:table-cell>
          <table:table-cell office:value-type="float" office:value="7160.0">
            <text:p>7160.0</text:p>
          </table:table-cell>
          <table:table-cell office:value-type="float" office:value="195.0">
            <text:p>195.0</text:p>
          </table:table-cell>
          <table:table-cell office:value-type="string" office:value="marine shells (hiatella arctica,  mya truncata, macoma calcarea)">
            <text:p>marine shells (hiatella arctica,  mya truncata, macoma calcarea)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13.6">
            <text:p>113.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NPL-114">
            <text:p>NPL-114</text:p>
          </table:table-cell>
          <table:table-cell office:value-type="float" office:value="62.25">
            <text:p>62.25</text:p>
          </table:table-cell>
          <table:table-cell office:value-type="float" office:value="-75.75">
            <text:p>-75.75</text:p>
          </table:table-cell>
          <table:table-cell office:value-type="float" office:value="4050.0">
            <text:p>4050.0</text:p>
          </table:table-cell>
          <table:table-cell office:value-type="float" office:value="178.0">
            <text:p>178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3.1">
            <text:p>43.1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BartleyMatthews1969,VacchiEtal2018">
            <text:p>BartleyMatthews1969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NPL-71">
            <text:p>NPL-71</text:p>
          </table:table-cell>
          <table:table-cell office:value-type="float" office:value="62.15">
            <text:p>62.15</text:p>
          </table:table-cell>
          <table:table-cell office:value-type="float" office:value="-74.75">
            <text:p>-74.75</text:p>
          </table:table-cell>
          <table:table-cell office:value-type="float" office:value="3900.0">
            <text:p>3900.0</text:p>
          </table:table-cell>
          <table:table-cell office:value-type="float" office:value="125.0">
            <text:p>125.0</text:p>
          </table:table-cell>
          <table:table-cell office:value-type="string" office:value="mya truncata, mya pseudoarenaria, clinocardium ciliatum, serripes groenlandicus">
            <text:p>mya truncata, mya pseudoarenaria, clinocardium ciliatum, serripes groenlandicu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0.4">
            <text:p>1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NPL-83">
            <text:p>NPL-83</text:p>
          </table:table-cell>
          <table:table-cell office:value-type="float" office:value="62.12">
            <text:p>62.12</text:p>
          </table:table-cell>
          <table:table-cell office:value-type="float" office:value="-74.63">
            <text:p>-74.63</text:p>
          </table:table-cell>
          <table:table-cell office:value-type="float" office:value="6660.0">
            <text:p>6660.0</text:p>
          </table:table-cell>
          <table:table-cell office:value-type="float" office:value="125.0">
            <text:p>125.0</text:p>
          </table:table-cell>
          <table:table-cell office:value-type="string" office:value="hiatella arctica, mya truncata, balanus balanus, clinocardium ciliatum">
            <text:p>hiatella arctica, mya truncata, balanus balanus, clinocardium ciliatum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61.8">
            <text:p>61.8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ak-1036">
            <text:p>Gak-1036</text:p>
          </table:table-cell>
          <table:table-cell office:value-type="float" office:value="62.1">
            <text:p>62.1</text:p>
          </table:table-cell>
          <table:table-cell office:value-type="float" office:value="-74.57">
            <text:p>-74.57</text:p>
          </table:table-cell>
          <table:table-cell office:value-type="float" office:value="620.0">
            <text:p>620.0</text:p>
          </table:table-cell>
          <table:table-cell office:value-type="float" office:value="80.0">
            <text:p>80.0</text:p>
          </table:table-cell>
          <table:table-cell office:value-type="string" office:value="bones of caribou rangifer tarandus">
            <text:p>bones of caribou rangifer tarand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NPL-84">
            <text:p>NPL-84</text:p>
          </table:table-cell>
          <table:table-cell office:value-type="float" office:value="62.12">
            <text:p>62.12</text:p>
          </table:table-cell>
          <table:table-cell office:value-type="float" office:value="-74.63">
            <text:p>-74.63</text:p>
          </table:table-cell>
          <table:table-cell office:value-type="float" office:value="6660.0">
            <text:p>6660.0</text:p>
          </table:table-cell>
          <table:table-cell office:value-type="float" office:value="130.0">
            <text:p>130.0</text:p>
          </table:table-cell>
          <table:table-cell office:value-type="string" office:value="hiatella arctica, mya truncata, macoma balthica, macoma calcarea">
            <text:p>hiatella arctica, mya truncata, macoma balthica, macoma calcare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76.1">
            <text:p>76.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I-488">
            <text:p>I-488</text:p>
          </table:table-cell>
          <table:table-cell office:value-type="float" office:value="62.12">
            <text:p>62.12</text:p>
          </table:table-cell>
          <table:table-cell office:value-type="float" office:value="-74.65">
            <text:p>-74.65</text:p>
          </table:table-cell>
          <table:table-cell office:value-type="float" office:value="10840.0">
            <text:p>10840.0</text:p>
          </table:table-cell>
          <table:table-cell office:value-type="float" office:value="255.0">
            <text:p>25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88.4">
            <text:p>88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N-284">
            <text:p>N-284</text:p>
          </table:table-cell>
          <table:table-cell office:value-type="float" office:value="62.33">
            <text:p>62.33</text:p>
          </table:table-cell>
          <table:table-cell office:value-type="float" office:value="-75.67">
            <text:p>-75.67</text:p>
          </table:table-cell>
          <table:table-cell office:value-type="float" office:value="5230.0">
            <text:p>5230.0</text:p>
          </table:table-cell>
          <table:table-cell office:value-type="float" office:value="130.0">
            <text:p>130.0</text:p>
          </table:table-cell>
          <table:table-cell office:value-type="string" office:value="mya truncata, clinocardium ciliatum, serripes groenlandicus">
            <text:p>mya truncata, clinocardium ciliatum, serripes groenlandicu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5.1">
            <text:p>15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L-702A">
            <text:p>L-702A</text:p>
          </table:table-cell>
          <table:table-cell office:value-type="float" office:value="62.3">
            <text:p>62.3</text:p>
          </table:table-cell>
          <table:table-cell office:value-type="float" office:value="-76.2">
            <text:p>-76.2</text:p>
          </table:table-cell>
          <table:table-cell office:value-type="float" office:value="7050.0">
            <text:p>7050.0</text:p>
          </table:table-cell>
          <table:table-cell office:value-type="float" office:value="150.0">
            <text:p>150.0</text:p>
          </table:table-cell>
          <table:table-cell office:value-type="string" office:value="marine shells (hiatella arctica)">
            <text:p>marine shells (hiatella arctica)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13.6">
            <text:p>113.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9856">
            <text:p>BETA-19856</text:p>
          </table:table-cell>
          <table:table-cell office:value-type="float" office:value="62.1">
            <text:p>62.1</text:p>
          </table:table-cell>
          <table:table-cell office:value-type="float" office:value="-74.5">
            <text:p>-74.5</text:p>
          </table:table-cell>
          <table:table-cell office:value-type="float" office:value="1260.0">
            <text:p>12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9855">
            <text:p>BETA-19855</text:p>
          </table:table-cell>
          <table:table-cell office:value-type="float" office:value="62.1">
            <text:p>62.1</text:p>
          </table:table-cell>
          <table:table-cell office:value-type="float" office:value="-74.5">
            <text:p>-74.5</text:p>
          </table:table-cell>
          <table:table-cell office:value-type="float" office:value="4110.0">
            <text:p>411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1126">
            <text:p>BETA-11126</text:p>
          </table:table-cell>
          <table:table-cell office:value-type="float" office:value="62.1">
            <text:p>62.1</text:p>
          </table:table-cell>
          <table:table-cell office:value-type="float" office:value="-74.5">
            <text:p>-74.5</text:p>
          </table:table-cell>
          <table:table-cell office:value-type="float" office:value="4510.0">
            <text:p>4510.0</text:p>
          </table:table-cell>
          <table:table-cell office:value-type="float" office:value="110.0">
            <text:p>110.0</text:p>
          </table:table-cell>
          <table:table-cell office:value-type="string" office:value="mya pseudoarenaria">
            <text:p>mya pseudoarenari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cNeelyMcCuaig1991,VacchiEtal2018">
            <text:p>McNeelyMcCuaig1991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1127">
            <text:p>BETA-11127</text:p>
          </table:table-cell>
          <table:table-cell office:value-type="float" office:value="62.22">
            <text:p>62.22</text:p>
          </table:table-cell>
          <table:table-cell office:value-type="float" office:value="-75.63">
            <text:p>-75.63</text:p>
          </table:table-cell>
          <table:table-cell office:value-type="float" office:value="7390.0">
            <text:p>7390.0</text:p>
          </table:table-cell>
          <table:table-cell office:value-type="float" office:value="130.0">
            <text:p>13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97.1">
            <text:p>97.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owdonBlake1968,VacchiEtal2018">
            <text:p>LowdonBlake196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45775">
            <text:p>BETA-45775</text:p>
          </table:table-cell>
          <table:table-cell office:value-type="float" office:value="62.08">
            <text:p>62.08</text:p>
          </table:table-cell>
          <table:table-cell office:value-type="float" office:value="-75.73">
            <text:p>-75.73</text:p>
          </table:table-cell>
          <table:table-cell office:value-type="float" office:value="7710.0">
            <text:p>7710.0</text:p>
          </table:table-cell>
          <table:table-cell office:value-type="float" office:value="80.0">
            <text:p>8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90.0">
            <text:p>9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KasperAllard2001,VacchiEtal2018">
            <text:p>KasperAllard2001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5590">
            <text:p>GSC-5590</text:p>
          </table:table-cell>
          <table:table-cell office:value-type="float" office:value="62.21">
            <text:p>62.21</text:p>
          </table:table-cell>
          <table:table-cell office:value-type="float" office:value="-75.77">
            <text:p>-75.77</text:p>
          </table:table-cell>
          <table:table-cell office:value-type="float" office:value="5770.0">
            <text:p>5770.0</text:p>
          </table:table-cell>
          <table:table-cell office:value-type="float" office:value="30.0">
            <text:p>30.0</text:p>
          </table:table-cell>
          <table:table-cell office:value-type="string" office:value="mya truncata, mya pseudoarenaria">
            <text:p>mya truncata, mya pseudoarenari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5197">
            <text:p>GSC-5197</text:p>
          </table:table-cell>
          <table:table-cell office:value-type="float" office:value="62.62">
            <text:p>62.62</text:p>
          </table:table-cell>
          <table:table-cell office:value-type="float" office:value="-74.33">
            <text:p>-74.33</text:p>
          </table:table-cell>
          <table:table-cell office:value-type="float" office:value="1880.0">
            <text:p>1880.0</text:p>
          </table:table-cell>
          <table:table-cell office:value-type="float" office:value="30.0">
            <text:p>30.0</text:p>
          </table:table-cell>
          <table:table-cell office:value-type="string" office:value="vegetal remains">
            <text:p>vegetal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2">
            <text:p>9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4938">
            <text:p>GSC-4938</text:p>
          </table:table-cell>
          <table:table-cell office:value-type="float" office:value="62.1">
            <text:p>62.1</text:p>
          </table:table-cell>
          <table:table-cell office:value-type="float" office:value="-74.41">
            <text:p>-74.41</text:p>
          </table:table-cell>
          <table:table-cell office:value-type="float" office:value="7180.0">
            <text:p>7180.0</text:p>
          </table:table-cell>
          <table:table-cell office:value-type="float" office:value="40.0">
            <text:p>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4782">
            <text:p>GSC-4782</text:p>
          </table:table-cell>
          <table:table-cell office:value-type="float" office:value="62.1">
            <text:p>62.1</text:p>
          </table:table-cell>
          <table:table-cell office:value-type="float" office:value="-74.6">
            <text:p>-74.6</text:p>
          </table:table-cell>
          <table:table-cell office:value-type="float" office:value="7530.0">
            <text:p>7530.0</text:p>
          </table:table-cell>
          <table:table-cell office:value-type="float" office:value="45.0">
            <text:p>45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97.0">
            <text:p>97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1125">
            <text:p>BETA-11125</text:p>
          </table:table-cell>
          <table:table-cell office:value-type="float" office:value="62.1">
            <text:p>62.1</text:p>
          </table:table-cell>
          <table:table-cell office:value-type="float" office:value="-74.28">
            <text:p>-74.28</text:p>
          </table:table-cell>
          <table:table-cell office:value-type="float" office:value="6680.0">
            <text:p>6680.0</text:p>
          </table:table-cell>
          <table:table-cell office:value-type="float" office:value="130.0">
            <text:p>130.0</text:p>
          </table:table-cell>
          <table:table-cell office:value-type="string" office:value="mya truncata">
            <text:p>mya truncat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92.0">
            <text:p>92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auriolGray1997,VacchiEtal2018">
            <text:p>LauriolGray1997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4745">
            <text:p>GSC-4745</text:p>
          </table:table-cell>
          <table:table-cell office:value-type="float" office:value="62.65">
            <text:p>62.65</text:p>
          </table:table-cell>
          <table:table-cell office:value-type="float" office:value="-74.31">
            <text:p>-74.31</text:p>
          </table:table-cell>
          <table:table-cell office:value-type="float" office:value="7720.0">
            <text:p>7720.0</text:p>
          </table:table-cell>
          <table:table-cell office:value-type="float" office:value="50.0">
            <text:p>50.0</text:p>
          </table:table-cell>
          <table:table-cell office:value-type="string" office:value="portlandia">
            <text:p>portlandi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15.4">
            <text:p>115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GrayEtal1993,VacchiEtal2018">
            <text:p>GrayEtal1993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4319">
            <text:p>GSC-4319</text:p>
          </table:table-cell>
          <table:table-cell office:value-type="float" office:value="62.13">
            <text:p>62.13</text:p>
          </table:table-cell>
          <table:table-cell office:value-type="float" office:value="-74.27">
            <text:p>-74.27</text:p>
          </table:table-cell>
          <table:table-cell office:value-type="float" office:value="7200.0">
            <text:p>7200.0</text:p>
          </table:table-cell>
          <table:table-cell office:value-type="float" office:value="40.0">
            <text:p>4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3947">
            <text:p>GSC-3947</text:p>
          </table:table-cell>
          <table:table-cell office:value-type="float" office:value="62.12">
            <text:p>62.12</text:p>
          </table:table-cell>
          <table:table-cell office:value-type="float" office:value="-74.64">
            <text:p>-74.64</text:p>
          </table:table-cell>
          <table:table-cell office:value-type="float" office:value="7530.0">
            <text:p>7530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83.0">
            <text:p>83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3860">
            <text:p>BETA-13860</text:p>
          </table:table-cell>
          <table:table-cell office:value-type="float" office:value="62.12">
            <text:p>62.12</text:p>
          </table:table-cell>
          <table:table-cell office:value-type="float" office:value="-74.27">
            <text:p>-74.27</text:p>
          </table:table-cell>
          <table:table-cell office:value-type="float" office:value="7380.0">
            <text:p>7380.0</text:p>
          </table:table-cell>
          <table:table-cell office:value-type="float" office:value="110.0">
            <text:p>110.0</text:p>
          </table:table-cell>
          <table:table-cell office:value-type="string" office:value="hiatella arctica">
            <text:p>hiatella arctic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97.0">
            <text:p>97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auriolGray1997,Gray2001,VacchiEtal2018">
            <text:p>LauriolGray1997,Gray2001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327">
            <text:p>GSC-327</text:p>
          </table:table-cell>
          <table:table-cell office:value-type="float" office:value="62.4">
            <text:p>62.4</text:p>
          </table:table-cell>
          <table:table-cell office:value-type="float" office:value="-76.39">
            <text:p>-76.39</text:p>
          </table:table-cell>
          <table:table-cell office:value-type="float" office:value="7350.0">
            <text:p>7350.0</text:p>
          </table:table-cell>
          <table:table-cell office:value-type="float" office:value="75.0">
            <text:p>7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11.8">
            <text:p>111.8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UQ-37">
            <text:p>UQ-37</text:p>
          </table:table-cell>
          <table:table-cell office:value-type="float" office:value="62.47">
            <text:p>62.47</text:p>
          </table:table-cell>
          <table:table-cell office:value-type="float" office:value="-73.71">
            <text:p>-73.71</text:p>
          </table:table-cell>
          <table:table-cell office:value-type="float" office:value="7990.0">
            <text:p>7990.0</text:p>
          </table:table-cell>
          <table:table-cell office:value-type="float" office:value="187.0">
            <text:p>187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02.4">
            <text:p>102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GrayLauriol1985,VacchiEtal2018">
            <text:p>GrayLauriol198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9005">
            <text:p>BETA-19005</text:p>
          </table:table-cell>
          <table:table-cell office:value-type="float" office:value="62.27">
            <text:p>62.27</text:p>
          </table:table-cell>
          <table:table-cell office:value-type="float" office:value="-74.27">
            <text:p>-74.27</text:p>
          </table:table-cell>
          <table:table-cell office:value-type="float" office:value="2420.0">
            <text:p>24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.0">
            <text:p>11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6,VacchiEtal2018">
            <text:p>SimonEtal201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Y-1717">
            <text:p>Y-1717</text:p>
          </table:table-cell>
          <table:table-cell office:value-type="float" office:value="62.1">
            <text:p>62.1</text:p>
          </table:table-cell>
          <table:table-cell office:value-type="float" office:value="-74.55">
            <text:p>-74.55</text:p>
          </table:table-cell>
          <table:table-cell office:value-type="float" office:value="330.0">
            <text:p>33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4380">
            <text:p>GSC-4380</text:p>
          </table:table-cell>
          <table:table-cell office:value-type="float" office:value="62.12">
            <text:p>62.12</text:p>
          </table:table-cell>
          <table:table-cell office:value-type="float" office:value="-74.38">
            <text:p>-74.38</text:p>
          </table:table-cell>
          <table:table-cell office:value-type="float" office:value="5610.0">
            <text:p>5610.0</text:p>
          </table:table-cell>
          <table:table-cell office:value-type="float" office:value="45.0">
            <text:p>45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9019">
            <text:p>BETA-19019</text:p>
          </table:table-cell>
          <table:table-cell office:value-type="float" office:value="62.12">
            <text:p>62.12</text:p>
          </table:table-cell>
          <table:table-cell office:value-type="float" office:value="-74.27">
            <text:p>-74.27</text:p>
          </table:table-cell>
          <table:table-cell office:value-type="float" office:value="7620.0">
            <text:p>7620.0</text:p>
          </table:table-cell>
          <table:table-cell office:value-type="float" office:value="160.0">
            <text:p>160.0</text:p>
          </table:table-cell>
          <table:table-cell office:value-type="string" office:value="macoma sp.">
            <text:p>macoma sp.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83.0">
            <text:p>83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icard1989,VacchiEtal2018">
            <text:p>Ricard1989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4780">
            <text:p>GSC-4780</text:p>
          </table:table-cell>
          <table:table-cell office:value-type="float" office:value="62.1">
            <text:p>62.1</text:p>
          </table:table-cell>
          <table:table-cell office:value-type="float" office:value="-74.6">
            <text:p>-74.6</text:p>
          </table:table-cell>
          <table:table-cell office:value-type="float" office:value="7530.0">
            <text:p>7530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00.0">
            <text:p>10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9854">
            <text:p>BETA-19854</text:p>
          </table:table-cell>
          <table:table-cell office:value-type="float" office:value="62.1">
            <text:p>62.1</text:p>
          </table:table-cell>
          <table:table-cell office:value-type="float" office:value="-74.5">
            <text:p>-74.5</text:p>
          </table:table-cell>
          <table:table-cell office:value-type="float" office:value="2110.0">
            <text:p>21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1122">
            <text:p>BETA-11122</text:p>
          </table:table-cell>
          <table:table-cell office:value-type="float" office:value="62.12">
            <text:p>62.12</text:p>
          </table:table-cell>
          <table:table-cell office:value-type="float" office:value="-74.27">
            <text:p>-74.27</text:p>
          </table:table-cell>
          <table:table-cell office:value-type="float" office:value="7140.0">
            <text:p>7140.0</text:p>
          </table:table-cell>
          <table:table-cell office:value-type="float" office:value="150.0">
            <text:p>150.0</text:p>
          </table:table-cell>
          <table:table-cell office:value-type="string" office:value="macoma calcarea">
            <text:p>macoma calcare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6.0">
            <text:p>66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auriolGray1997,VacchiEtal2018">
            <text:p>LauriolGray1997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UL-890">
            <text:p>UL-890</text:p>
          </table:table-cell>
          <table:table-cell office:value-type="float" office:value="62.08">
            <text:p>62.08</text:p>
          </table:table-cell>
          <table:table-cell office:value-type="float" office:value="-75.75">
            <text:p>-75.75</text:p>
          </table:table-cell>
          <table:table-cell office:value-type="float" office:value="3160.0">
            <text:p>316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KasperAllard2001,VacchiEtal2018">
            <text:p>KasperAllard2001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818">
            <text:p>GSC-818</text:p>
          </table:table-cell>
          <table:table-cell office:value-type="float" office:value="62.22">
            <text:p>62.22</text:p>
          </table:table-cell>
          <table:table-cell office:value-type="float" office:value="-75.65">
            <text:p>-75.65</text:p>
          </table:table-cell>
          <table:table-cell office:value-type="float" office:value="2840.0">
            <text:p>2840.0</text:p>
          </table:table-cell>
          <table:table-cell office:value-type="float" office:value="80.0">
            <text:p>80.0</text:p>
          </table:table-cell>
          <table:table-cell office:value-type="string" office:value="organics">
            <text:p>organic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1">
            <text:p>6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812">
            <text:p>GSC-812</text:p>
          </table:table-cell>
          <table:table-cell office:value-type="float" office:value="62.22">
            <text:p>62.22</text:p>
          </table:table-cell>
          <table:table-cell office:value-type="float" office:value="-75.63">
            <text:p>-75.63</text:p>
          </table:table-cell>
          <table:table-cell office:value-type="float" office:value="4770.0">
            <text:p>4770.0</text:p>
          </table:table-cell>
          <table:table-cell office:value-type="float" office:value="70.0">
            <text:p>70.0</text:p>
          </table:table-cell>
          <table:table-cell office:value-type="string" office:value="organic debris">
            <text:p>organic debri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1123">
            <text:p>BETA-11123</text:p>
          </table:table-cell>
          <table:table-cell office:value-type="float" office:value="62.12">
            <text:p>62.12</text:p>
          </table:table-cell>
          <table:table-cell office:value-type="float" office:value="-74.27">
            <text:p>-74.27</text:p>
          </table:table-cell>
          <table:table-cell office:value-type="float" office:value="4620.0">
            <text:p>4620.0</text:p>
          </table:table-cell>
          <table:table-cell office:value-type="float" office:value="110.0">
            <text:p>110.0</text:p>
          </table:table-cell>
          <table:table-cell office:value-type="string" office:value="wood, organic sed">
            <text:p>wood, organic s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6.0">
            <text:p>66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801">
            <text:p>GSC-801</text:p>
          </table:table-cell>
          <table:table-cell office:value-type="float" office:value="62.13">
            <text:p>62.13</text:p>
          </table:table-cell>
          <table:table-cell office:value-type="float" office:value="-74.68">
            <text:p>-74.68</text:p>
          </table:table-cell>
          <table:table-cell office:value-type="float" office:value="6480.0">
            <text:p>6480.0</text:p>
          </table:table-cell>
          <table:table-cell office:value-type="float" office:value="80.0">
            <text:p>8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owdonBlake1968,VacchiEtal2018">
            <text:p>LowdonBlake196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UL-893">
            <text:p>UL-893</text:p>
          </table:table-cell>
          <table:table-cell office:value-type="float" office:value="62.15">
            <text:p>62.15</text:p>
          </table:table-cell>
          <table:table-cell office:value-type="float" office:value="-75.78">
            <text:p>-75.78</text:p>
          </table:table-cell>
          <table:table-cell office:value-type="float" office:value="1890.0">
            <text:p>1890.0</text:p>
          </table:table-cell>
          <table:table-cell office:value-type="float" office:value="73.0">
            <text:p>73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5">
            <text:p>3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KasperAllard2001,VacchiEtal2018">
            <text:p>KasperAllard2001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